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3cm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measure">
      <style:graphic-properties draw:textarea-vertical-align="middle" draw:end-guide="0.051cm"/>
    </style:style>
    <style:style style:name="gr4" style:family="graphic" style:parent-style-name="measure">
      <style:graphic-properties draw:textarea-vertical-align="middle" draw:line-distance="0.74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2.2cm" svg:x="1.4cm" svg:y="4.6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1.449cm" svg:y1="3.2cm" svg:x2="6cm" svg:y2="3.2cm">
          <text:p text:style-name="P1"><text:measure text:kind="gap"/><text:measure text:kind="value">129</text:measure><text:s/><text:measure text:kind="unit">pt</text:measure><text:measure text:kind="gap"/></text:p>
        </draw:measure>
        <draw:custom-shape draw:style-name="gr1" draw:text-style-name="P1" draw:layer="layout" svg:width="3.5cm" svg:height="2.2cm" svg:x="6.2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65cm" svg:y="9.55cm">
          <text:p/>
          <draw:enhanced-geometry svg:viewBox="0 0 21600 21600" draw:type="rectangle" draw:enhanced-path="M 0 0 L 21600 0 21600 21600 0 21600 0 0 Z N"/>
        </draw:custom-shape>
        <draw:measure draw:style-name="gr3" draw:text-style-name="P1" draw:layer="layout" svg:x1="1.499cm" svg:y1="8.15cm" svg:x2="4.85cm" svg:y2="8.15cm">
          <text:p text:style-name="P1"><text:measure text:kind="gap"/><text:measure text:kind="value">94,99</text:measure><text:s/><text:measure text:kind="unit">pt</text:measure><text:measure text:kind="gap"/></text:p>
        </draw:measure>
        <draw:custom-shape draw:style-name="gr1" draw:text-style-name="P1" draw:layer="layout" svg:width="3.5cm" svg:height="2.2cm" svg:x="6.35cm" svg:y="9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0.8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5.7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0.55cm" svg:y="9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5.7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0.85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0.5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5.0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9.4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55cm" svg:y="14.2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0.7cm" svg:y1="15.4cm" svg:x2="4.3cm" svg:y2="15.45cm">
          <text:p text:style-name="P1"><text:measure text:kind="gap"/><text:measure text:kind="value">102,05</text:measure><text:s/><text:measure text:kind="unit">pt</text:measure><text:measure text:kind="gap"/></text:p>
        </draw:measure>
        <draw:custom-shape draw:style-name="gr1" draw:text-style-name="P1" draw:layer="layout" svg:width="3.5cm" svg:height="2.2cm" svg:x="7.1cm" svg:y="1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55cm" svg:y="14.2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0.936cm" svg:y1="4.2cm" svg:x2="1.5cm" svg:y2="4.2cm">
          <text:p text:style-name="P1"><text:measure text:kind="gap"/><text:measure text:kind="value">15,99</text:measure><text:s/><text:measure text:kind="unit">pt</text:measure><text:measure text:kind="gap"/></text:p>
        </draw:measure>
        <draw:custom-shape draw:style-name="gr1" draw:text-style-name="P1" draw:layer="layout" svg:width="3.5cm" svg:height="2.2cm" svg:x="7.1cm" svg:y="1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1.7cm" svg:y="14.2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2.549cm" svg:y1="17.35cm" svg:x2="6.149cm" svg:y2="17.4cm">
          <text:p text:style-name="P1"><text:measure text:kind="gap"/><text:measure text:kind="value">102,05</text:measure><text:s/><text:measure text:kind="unit">pt</text:measure><text:measure text:kind="gap"/></text:p>
        </draw:measure>
        <draw:custom-shape draw:style-name="gr1" draw:text-style-name="P1" draw:layer="layout" svg:width="3.5cm" svg:height="2.2cm" svg:x="17.25cm" svg:y="1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1.55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7.2cm" svg:y="19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1.55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55cm" svg:y="19.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1.85cm" svg:y="1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6.05cm" svg:y="14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5cm" svg:y="24.6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.5cm" svg:y1="27.85cm" svg:x2="5.1cm" svg:y2="27.9cm">
          <text:p text:style-name="P1"><text:measure text:kind="gap"/><text:measure text:kind="value">102,05</text:measure><text:s/><text:measure text:kind="unit">pt</text:measure><text:measure text:kind="gap"/></text:p>
        </draw:measure>
        <draw:custom-shape draw:style-name="gr1" draw:text-style-name="P1" draw:layer="layout" svg:width="3.5cm" svg:height="2.2cm" svg:x="7.05cm" svg:y="24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.5cm" svg:y="24.6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.5cm" svg:y1="27.85cm" svg:x2="5.1cm" svg:y2="27.9cm">
          <text:p text:style-name="P1"><text:measure text:kind="gap"/><text:measure text:kind="value">102,05</text:measure><text:s/><text:measure text:kind="unit">pt</text:measure><text:measure text:kind="gap"/></text:p>
        </draw:measure>
        <draw:custom-shape draw:style-name="gr1" draw:text-style-name="P1" draw:layer="layout" svg:width="3.5cm" svg:height="2.2cm" svg:x="7.05cm" svg:y="24.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1.65cm" svg:y="24.6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1.65cm" svg:y1="27.8cm" svg:x2="15.25cm" svg:y2="27.85cm">
          <text:p text:style-name="P1"><text:measure text:kind="gap"/><text:measure text:kind="value">102,05</text:measure><text:s/><text:measure text:kind="unit">pt</text:measure><text:measure text:kind="gap"/></text:p>
        </draw:measure>
        <draw:custom-shape draw:style-name="gr1" draw:text-style-name="P1" draw:layer="layout" svg:width="3.5cm" svg:height="2.2cm" svg:x="17.2cm" svg:y="2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2.9cm" svg:y="2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18.95cm" svg:y="2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26.95cm" svg:y="2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2cm" svg:x="30.75cm" svg:y="27.85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33.8cm" svg:y1="4.4cm" svg:x2="33.85cm" svg:y2="1cm">
          <text:p text:style-name="P1"><text:measure text:kind="gap"/><text:measure text:kind="value">96,38</text:measure><text:s/><text:measure text:kind="unit">pt</text:measure><text:measure text:kind="gap"/></text:p>
        </draw:measure>
        <draw:measure draw:style-name="gr2" draw:text-style-name="P1" draw:layer="layout" svg:x1="1.45cm" svg:y1="3.022cm" svg:x2="10.9cm" svg:y2="3cm">
          <text:p text:style-name="P1"><text:measure text:kind="gap"/><text:measure text:kind="value">267,87</text:measure><text:s/><text:measure text:kind="unit">pt</text:measure><text:measure text:kind="gap"/></text:p>
        </draw:measure>
        <draw:measure draw:style-name="gr2" draw:text-style-name="P1" draw:layer="layout" svg:x1="1.45cm" svg:y1="2.849cm" svg:x2="15.5cm" svg:y2="2.8cm">
          <text:p text:style-name="P1"><text:measure text:kind="gap"/><text:measure text:kind="value">398,27</text:measure><text:s/><text:measure text:kind="unit">pt</text:measure><text:measure text:kind="gap"/></text:p>
        </draw:measure>
        <draw:measure draw:style-name="gr2" draw:text-style-name="P1" draw:layer="layout" svg:x1="1.451cm" svg:y1="2.683cm" svg:x2="20.45cm" svg:y2="2.75cm">
          <text:p text:style-name="P1"><text:measure text:kind="gap"/><text:measure text:kind="value">538,55</text:measure><text:s/><text:measure text:kind="unit">pt</text:measure><text:measure text:kind="gap"/></text:p>
        </draw:measure>
        <draw:measure draw:style-name="gr2" draw:text-style-name="P1" draw:layer="layout" svg:x1="1.452cm" svg:y1="3.62cm" svg:x2="24.95cm" svg:y2="3.65cm">
          <text:p text:style-name="P1"><text:measure text:kind="gap"/><text:measure text:kind="value">666,09</text:measure><text:s/><text:measure text:kind="unit">pt</text:measure><text:measure text:kind="gap"/></text:p>
        </draw:measure>
        <draw:measure draw:style-name="gr2" draw:text-style-name="P1" draw:layer="layout" svg:x1="1.453cm" svg:y1="2.348cm" svg:x2="29.45cm" svg:y2="2.3cm">
          <text:p text:style-name="P1"><text:measure text:kind="gap"/><text:measure text:kind="value">793,62</text:measure><text:s/><text:measure text:kind="unit">pt</text:measure><text:measure text:kind="gap"/></text:p>
        </draw:measure>
        <draw:measure draw:style-name="gr2" draw:text-style-name="P1" draw:layer="layout" svg:x1="33.25cm" svg:y1="9.5cm" svg:x2="33.179cm" svg:y2="1cm">
          <text:p text:style-name="P1"><text:measure text:kind="gap"/><text:measure text:kind="value">240,94</text:measure><text:s/><text:measure text:kind="unit">pt</text:measure><text:measure text:kind="gap"/></text:p>
        </draw:measure>
        <draw:measure draw:style-name="gr4" draw:text-style-name="P1" draw:layer="layout" svg:x1="32.35cm" svg:y1="13.95cm" svg:x2="32.417cm" svg:y2="1.001cm">
          <text:p text:style-name="P1"><text:measure text:kind="gap"/><text:measure text:kind="value">367,06</text:measure><text:s/><text:measure text:kind="unit">pt</text:measure><text:measure text:kind="gap"/></text:p>
        </draw:measure>
        <draw:measure draw:style-name="gr4" draw:text-style-name="P1" draw:layer="layout" svg:x1="31.6cm" svg:y1="19.1cm" svg:x2="31.853cm" svg:y2="1.002cm">
          <text:p text:style-name="P1"><text:measure text:kind="gap"/><text:measure text:kind="value">513,07</text:measure><text:s/><text:measure text:kind="unit">pt</text:measure><text:measure text:kind="gap"/></text:p>
        </draw:measure>
        <draw:measure draw:style-name="gr4" draw:text-style-name="P1" draw:layer="layout" svg:x1="34.55cm" svg:y1="24.55cm" svg:x2="34.732cm" svg:y2="1.002cm">
          <text:p text:style-name="P1"><text:measure text:kind="gap"/><text:measure text:kind="value">667,53</text:measure><text:s/><text:measure text:kind="unit">pt</text:measure><text:measure text:kind="gap"/></text:p>
        </draw:measure>
        <draw:measure draw:style-name="gr4" draw:text-style-name="P1" draw:layer="layout" svg:x1="30.9cm" svg:y1="28.45cm" svg:x2="30.996cm" svg:y2="1.002cm">
          <text:p text:style-name="P1"><text:measure text:kind="gap"/><text:measure text:kind="value">778,05</text:measure><text:s/><text:measure text:kind="unit">pt</text:measure><text:measure text:kind="gap"/></text:p>
        </draw:measure>
        <draw:measure draw:style-name="gr2" draw:text-style-name="P1" draw:layer="layout" svg:x1="1.453cm" svg:y1="28.448cm" svg:x2="18.95cm" svg:y2="28.45cm">
          <text:p text:style-name="P1"><text:measure text:kind="gap"/><text:measure text:kind="value">495,98</text:measure><text:s/><text:measure text:kind="unit">pt</text:measure>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278cm" fo:page-height="35.2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0:49:30.239000000</meta:creation-date>
    <dc:date>2019-02-08T12:11:42.281000000</dc:date>
    <meta:editing-duration>PT19M46S</meta:editing-duration>
    <meta:editing-cycles>3</meta:editing-cycles>
    <meta:generator>LibreOffice/6.0.6.2$Windows_X86_64 LibreOffice_project/0c292870b25a325b5ed35f6b45599d2ea4458e77</meta:generator>
    <meta:document-statistic meta:object-count="54"/>
  </office:meta>
</office:document-meta>
</file>